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G Times" svg:font-family="'CG Time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/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reate a Databas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Attach to an existing Databas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Start Transaction on multiple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Allocate A DP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Attach to the Service Mana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Access last Status Information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Populate a DPB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Update a DPB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Start a Transac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Execute Immedi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Open a Cursor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Prepare a Statement (Named Parameters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rop the Databas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isconnect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Reconnect to the 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Create an Event Hand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Get Database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Open an existing Bl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Test for recent database activ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Get Blob Meta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Get Array Meta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Operation Cou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Characteris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Sync 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Async 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Cancel Async Wai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Default Transaction End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Comm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Rollbac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CommitRet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RollbackReta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Restart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Check transaction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est for recent activ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Get meta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how Plan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Execute with no input or out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Populate Params (Positional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Populate Params (By Nam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Update Query with affected row cou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Update Retur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Insert Query with affected row cou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Insert Retur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Delete Query with affected row cou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Open Cursor and list result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Reprepare query with same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Open Cursor with different trans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All numeric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ring Data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Bl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All numeric typ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ring Da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Blo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rt a 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Query a Servi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De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Re-at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Error Handling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invalid database name on at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invalid username/password on atta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invalid database name on creat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Prepare invalid SQ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Open Cursor invalid SQ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Invalid Service 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invalid username/password on Service attach 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C73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Incorrect data type for SQL Type</text:p>
          </table:table-cell>
          <table:table-cell table:number-columns-repeated="1022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G Times" svg:font-family="'CG Time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08-03T17:26:24.164302617</dc:date>
    <dc:creator>Tony Whyman</dc:creator>
    <meta:editing-duration>PT1H14M29S</meta:editing-duration>
    <meta:editing-cycles>3</meta:editing-cycles>
    <meta:generator>LibreOffice/4.2.8.2$Linux_X86_64 LibreOffice_project/420m0$Build-2</meta:generator>
    <meta:document-statistic meta:table-count="1" meta:cell-count="191" meta:object-count="0"/>
  </office:meta>
</office:document-meta>
</file>